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6000000904CD058734F9DC2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ed1c24" draw:textarea-vertical-align="middle" draw:color-mode="standard" draw:luminance="0%" draw:contrast="0%" draw:gamma="100%" draw:red="0%" draw:green="0%" draw:blue="0%" fo:clip="rect(0cm, 0.297cm, 0cm, 0.114cm)" draw:image-opacity="100%" style:mirror="none"/>
    </style:style>
    <style:style style:name="gr2" style:family="graphic" style:parent-style-name="objectwithoutfill">
      <style:graphic-properties svg:stroke-width="0.053cm" svg:stroke-color="#ed1c24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541cm" svg:height="4.234cm" svg:x="1.381cm" svg:y="10.906cm">
          <draw:image xlink:href="Pictures/1000020100000286000000904CD058734F9DC21E.png" xlink:type="simple" xlink:show="embed" xlink:actuate="onLoad">
            <text:p/>
          </draw:image>
        </draw:frame>
        <draw:path draw:style-name="gr2" draw:text-style-name="P2" draw:layer="layout" svg:width="2.043cm" svg:height="0.242cm" draw:transform="rotate (-2.6764624079333) translate (14.9531199557211cm 11.3154333762176cm)" svg:viewBox="0 0 2044 243" svg:d="M0 243c609-50 1203-206 1814-243h230">
          <text:p/>
        </draw:path>
        <draw:path draw:style-name="gr3" draw:text-style-name="P2" draw:layer="layout" svg:width="2.043cm" svg:height="0.242cm" draw:transform="rotate (-2.6764624079333) translate (10.6341199557212cm 14.1714333762176cm)" svg:viewBox="0 0 2044 243" svg:d="M0 243c609-50 1203-206 1814-243h230">
          <text:p text:style-name="P1"/>
        </draw:path>
        <draw:path draw:style-name="gr3" draw:text-style-name="P2" draw:layer="layout" svg:width="2.043cm" svg:height="0.242cm" draw:transform="rotate (-2.6764624079333) translate (14.7651199557212cm 14.1804333762176cm)" svg:viewBox="0 0 2044 243" svg:d="M0 243c609-50 1203-206 1814-243h230">
          <text:p/>
        </draw:path>
        <draw:path draw:style-name="gr3" draw:text-style-name="P2" draw:layer="layout" svg:width="2.043cm" svg:height="0.242cm" draw:transform="rotate (-2.6764624079333) translate (19.2101199557212cm 11.2504333762176cm)" svg:viewBox="0 0 2044 243" svg:d="M0 243c609-50 1203-206 1814-243h23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8T02:06:43.309147066</dc:date>
    <meta:editing-duration>PT3M8S</meta:editing-duration>
    <meta:editing-cycles>1</meta:editing-cycles>
    <meta:document-statistic meta:object-count="5"/>
    <meta:generator>LibreOffice/6.0.7.3$Linux_X86_64 LibreOffice_project/00m0$Build-3</meta:generator>
  </office:meta>
</office:document-meta>
</file>